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matrix-columns-spanned="3" table:number-matrix-rows-spanned="6" table:formula="of:=DDE(&quot;soffice&quot;;&quot;/home/kyoshida/ooo/ooo-test-files/calc/dde/src-data.ods&quot;;&quot;Src.A10:C15&quot;)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7" table:formula="of:=DDE(&quot;soffice&quot;;&quot;/home/kyoshida/ooo/ooo-test-files/calc/dde/src-data.ods&quot;;&quot;Src.A1:C7&quot;)" office:value-type="string" office:string-value="changed">
            <text:p>changed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string" office:string-value="A2">
            <text:p>A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string" office:string-value="A3">
            <text:p>A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de-links>
        <table:dde-link>
          <office:dde-source office:dde-application="soffice" office:dde-topic="/home/kyoshida/ooo/ooo-test-files/calc/dde/src-data.ods" office:dde-item="Src.A10:C15" office:automatic-update="true"/>
          <table:table>
            <table:table-column table:number-columns-repeated="3"/>
            <table:table-row>
              <table:table-cell office:value-type="float" office:value="1"/>
              <table:table-cell table:number-columns-repeated="2"/>
            </table:table-row>
            <table:table-row>
              <table:table-cell office:value-type="float" office:value="2"/>
              <table:table-cell table:number-columns-repeated="2"/>
            </table:table-row>
            <table:table-row>
              <table:table-cell office:value-type="float" office:value="3"/>
              <table:table-cell table:number-columns-repeated="2"/>
            </table:table-row>
            <table:table-row>
              <table:table-cell table:number-columns-repeated="2"/>
              <table:table-cell office:value-type="float" office:value="4"/>
            </table:table-row>
            <table:table-row>
              <table:table-cell table:number-columns-repeated="2"/>
              <table:table-cell office:value-type="float" office:value="5"/>
            </table:table-row>
            <table:table-row>
              <table:table-cell table:number-columns-repeated="2"/>
              <table:table-cell office:value-type="float" office:value="6"/>
            </table:table-row>
          </table:table>
        </table:dde-link>
        <table:dde-link>
          <office:dde-source office:dde-application="soffice" office:dde-topic="/home/kyoshida/ooo/ooo-test-files/calc/dde/src-data.ods" office:dde-item="Src.A1:C7" office:automatic-update="true"/>
          <table:table>
            <table:table-column table:number-columns-repeated="3"/>
            <table:table-row>
              <table:table-cell office:value-type="string" office:string-value="changed"/>
              <table:table-cell table:number-columns-repeated="2"/>
            </table:table-row>
            <table:table-row>
              <table:table-cell office:value-type="string" office:string-value="A2"/>
              <table:table-cell table:number-columns-repeated="2"/>
            </table:table-row>
            <table:table-row>
              <table:table-cell office:value-type="string" office:string-value="A3"/>
              <table:table-cell table:number-columns-repeated="2"/>
            </table:table-row>
            <table:table-row>
              <table:table-cell table:number-columns-repeated="3"/>
            </table:table-row>
            <table:table-row>
              <table:table-cell table:number-columns-repeated="2"/>
              <table:table-cell office:value-type="float" office:value="1"/>
            </table:table-row>
            <table:table-row>
              <table:table-cell table:number-columns-repeated="2"/>
              <table:table-cell office:value-type="float" office:value="2"/>
            </table:table-row>
            <table:table-row>
              <table:table-cell table:number-columns-repeated="2"/>
              <table:table-cell office:value-type="float" office:value="3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6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6-29T11:49:50</meta:creation-date>
    <dc:date>2010-06-29T16:10:59</dc:date>
    <dc:creator>Kohei Yoshida</dc:creator>
    <meta:editing-duration>PT4M59S</meta:editing-duration>
    <meta:editing-cycles>30</meta:editing-cycles>
    <meta:generator>OpenOffice.org/3.3$Linux OpenOffice.org_project/300m83$Build-9511</meta:generator>
    <meta:document-statistic meta:table-count="3" meta:cell-count="45" meta:object-count="0"/>
  </office:meta>
</office:document-meta>
</file>